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039e" officeooo:paragraph-rsid="0019039e"/>
    </style:style>
    <style:style style:name="P2" style:family="paragraph" style:parent-style-name="Standard">
      <style:text-properties officeooo:rsid="0019968c" officeooo:paragraph-rsid="0019968c"/>
    </style:style>
    <style:style style:name="P3" style:family="paragraph" style:parent-style-name="Standard">
      <style:text-properties officeooo:paragraph-rsid="0019968c"/>
    </style:style>
    <style:style style:name="P4" style:family="paragraph" style:parent-style-name="Standard">
      <style:text-properties officeooo:rsid="001b3b5e" officeooo:paragraph-rsid="001b3b5e"/>
    </style:style>
    <style:style style:name="P5" style:family="paragraph" style:parent-style-name="Standard">
      <style:text-properties officeooo:rsid="001ba601" officeooo:paragraph-rsid="001ba601"/>
    </style:style>
    <style:style style:name="P6" style:family="paragraph" style:parent-style-name="Text_20_body">
      <style:text-properties officeooo:rsid="001ba601" officeooo:paragraph-rsid="001ba601"/>
    </style:style>
    <style:style style:name="P7" style:family="paragraph" style:parent-style-name="Text_20_body">
      <style:text-properties officeooo:rsid="001c0444" officeooo:paragraph-rsid="001c0444"/>
    </style:style>
    <style:style style:name="T1" style:family="text">
      <style:text-properties officeooo:rsid="0019968c"/>
    </style:style>
    <style:style style:name="T2" style:family="text">
      <style:text-properties officeooo:rsid="001b3b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urpose</text:h>
      <text:p text:style-name="P1"/>
      <text:p text:style-name="P1">This document covers the design overview and build steps for the Hornet. <text:s/></text:p>
      <text:p text:style-name="P1"/>
      <text:p text:style-name="P5"/>
      <text:p text:style-name="P1"/>
      <text:h text:style-name="Heading_20_1" text:outline-level="1">Acknowledgements</text:h>
      <text:p text:style-name="P2"/>
      <text:p text:style-name="P3"><text:span text:style-name="T1">The Hornet was built following early Beta Open Hornet designs. The Open Hornet project is nothing short of amazing, with full 3D cad models and electronic designs. <text:s/>Full credit to John </text:span><text:span text:style-name="T2">(Noctum) </text:span><text:span text:style-name="T1">and the team for delivering a truly open set of plans for the Hornet.</text:span></text:p>
      <text:p text:style-name="P2"/>
      <text:p text:style-name="P2">The bulk of communications occur on Discord.</text:p>
      <text:p text:style-name="P2">https://discord.com/invite/G5PA5ju</text:p>
      <text:p text:style-name="P2"><text:a xlink:type="simple" xlink:href="https://openhornet.com/" text:style-name="Internet_20_link" text:visited-style-name="Visited_20_Internet_20_Link">https://openhornet.com/</text:a></text:p>
      <text:p text:style-name="P2"><text:a xlink:type="simple" xlink:href="https://github.com/jrsteensen/OpenHornet" text:style-name="Internet_20_link" text:visited-style-name="Visited_20_Internet_20_Link">https://github.com/jrsteensen/OpenHornet</text:a></text:p>
      <text:p text:style-name="P2"/>
      <text:p text:style-name="P4">The electronics used in this pit aren’t based on the Open Hornet stack as they Open Hornet stack wasn’t available at the beginning of the build.</text:p>
      <text:p text:style-name="P4"/>
      <text:p text:style-name="P4">Ben and Luke have been a big part of the team in building the Hornet in Oz. <text:s/>Thanks gents.</text:p>
      <text:h text:style-name="Heading_20_1" text:outline-level="1"/>
      <text:h text:style-name="Heading_20_1" text:outline-level="1">Systems Overview</text:h>
      <text:p text:style-name="Text_20_body"/>
      <text:p text:style-name="P2">The Hornet currently supports DCS and MSFS 2020. <text:s/>DCS provides full system capabilities, whilst MSFS 2020 supports a basic aircraft tooling. <text:s/><text:span text:style-name="T2">The bulk of the interfacing with DCS uses the Flight Panels fork of DCS-BIOS. </text:span>Further details on API usage and development can be found in Python HW Link - Design</text:p>
      <text:p text:style-name="P1"/>
      <text:p text:style-name="P4">The throttle and stick assembly are from WinWing (<text:a xlink:type="simple" xlink:href="https://www.winwing.cn/en/JOYSTICK" text:style-name="Internet_20_link" text:visited-style-name="Visited_20_Internet_20_Link">https://www.winwing.cn/en/JOYSTICK</text:a>) and the rudder pedals are from MFG (https://mfg-sim.com/en/).</text:p>
      <text:h text:style-name="Heading_20_1" text:outline-level="1"><text:span text:style-name="T1">Systems </text:span>Design Approach</text:h>
      <text:p text:style-name="P2"/>
      <text:p text:style-name="P2"/>
      <text:p text:style-name="P2"/>
      <text:h text:style-name="Heading_20_1" text:outline-level="1">Component Details</text:h>
      <text:p text:style-name="Text_20_body"/>
      <text:h text:style-name="Heading_20_3" text:outline-level="3"><text:soft-page-break/>Rudder Pedals</text:h>
      <text:p text:style-name="P6">The pedals are MFG Crosswinds, and are beautifully engineered. <text:s/>The optional Damper is well worth the investment. <text:s/>The footrests aren’t from MFG, at the time of purchase, a team on the DCS forums was manufacturing F-16 footrests (<text:a xlink:type="simple" xlink:href="https://forum.dcs.world/topic/256148-mfg-crosswind-f-16-combat-pedals/" text:style-name="Internet_20_link" text:visited-style-name="Visited_20_Internet_20_Link">https://forum.dcs.world/topic/256148-mfg-crosswind-f-16-combat-pedals/</text:a>)</text:p>
      <text:p text:style-name="P6"/>
      <text:p text:style-name="P7">The pedals are mounted on a plate driven by a motor, enabling the pedals to be adjusted using a switch in the forward lower panel assembly. <text:s/>Limit switches are used. <text:s/>The plate is mounted on a pair of rails.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12-24T10:02:03.879538772</meta:creation-date>
    <dc:date>2022-12-24T10:44:11.770424160</dc:date>
    <meta:editing-duration>PT11M17S</meta:editing-duration>
    <meta:editing-cycles>3</meta:editing-cycles>
    <meta:generator>LibreOffice/6.4.4.2$MacOSX_X86_64 LibreOffice_project/3d775be2011f3886db32dfd395a6a6d1ca2630ff</meta:generator>
    <meta:document-statistic meta:table-count="0" meta:image-count="0" meta:object-count="0" meta:page-count="2" meta:paragraph-count="18" meta:word-count="269" meta:character-count="1763" meta:non-whitespace-character-count="1502"/>
  </office:meta>
</office:document-meta>
</file>